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69.44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114.23mm"/>
    </style:style>
    <style:style style:name="co12" style:family="table-column">
      <style:table-column-properties fo:break-before="auto" style:column-width="73.31mm"/>
    </style:style>
    <style:style style:name="co13" style:family="table-column">
      <style:table-column-properties fo:break-before="auto" style:column-width="33.78mm"/>
    </style:style>
    <style:style style:name="co14" style:family="table-column">
      <style:table-column-properties fo:break-before="auto" style:column-width="102.89mm"/>
    </style:style>
    <style:style style:name="co15" style:family="table-column">
      <style:table-column-properties fo:break-before="auto" style:column-width="71.1mm"/>
    </style:style>
    <style:style style:name="co16" style:family="table-column">
      <style:table-column-properties fo:break-before="auto" style:column-width="86.85mm"/>
    </style:style>
    <style:style style:name="co17" style:family="table-column">
      <style:table-column-properties fo:break-before="auto" style:column-width="73.04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52mm"/>
    </style:style>
    <style:style style:name="co20" style:family="table-column">
      <style:table-column-properties fo:break-before="auto" style:column-width="36.81mm"/>
    </style:style>
    <style:style style:name="co21" style:family="table-column">
      <style:table-column-properties fo:break-before="auto" style:column-width="40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14.01mm" fo:break-before="auto" style:use-optimal-row-height="true"/>
    </style:style>
    <style:style style:name="ro8" style:family="table-row">
      <style:table-row-properties style:row-height="27.5mm" fo:break-before="auto" style:use-optimal-row-height="true"/>
    </style:style>
    <style:style style:name="ro9" style:family="table-row">
      <style:table-row-properties style:row-height="9.77mm" fo:break-before="auto" style:use-optimal-row-height="true"/>
    </style:style>
    <style:style style:name="ro10" style:family="table-row">
      <style:table-row-properties style:row-height="5.27mm" fo:break-before="auto" style:use-optimal-row-height="true"/>
    </style:style>
    <style:style style:name="ro11" style:family="table-row">
      <style:table-row-properties style:row-height="8.94mm" fo:break-before="auto" style:use-optimal-row-height="true"/>
    </style:style>
    <style:style style:name="ro1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36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fo:language="en" fo:country="US" style:font-name-asian="Liberation Mono" style:font-size-asian="11pt" style:language-asian="en" style:country-asian="US" style:font-name-complex="Tahoma" style:font-size-complex="11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0pt" fo:language="en" fo:country="US" style:font-name-asian="Liberation Mono" style:font-size-asian="10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Helvetica Neue" fo:font-size="10.5pt" fo:language="en" fo:country="US" style:font-name-asian="Segoe UI" style:font-size-asian="6.80000019073486pt" style:language-asian="en" style:country-asian="US" style:font-name-complex="Helvetica Neue" style:font-size-complex="6.80000019073486pt" style:language-complex="en" style:country-complex="U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3a3a3a" style:font-name="Helvetica Neue" fo:font-size="10.5pt" fo:language="en" fo:country="US" style:font-name-asian="Segoe UI" style:font-size-asian="6.80000019073486pt" style:language-asian="en" style:country-asian="US" style:font-name-complex="Helvetica Neue" style:font-size-complex="6.80000019073486pt" style:language-complex="en" style:country-complex="US"/>
    </style:style>
    <style:style style:name="ce12" style:family="table-cell" style:parent-style-name="Default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style:font-name="Liberation Mono" fo:font-size="10pt" fo:language="en" fo:country="US" style:font-name-asian="Liberation Mono" style:font-size-asian="10pt" style:language-asian="en" style:country-asian="US" style:font-name-complex="Tahoma" style:font-size-complex="6.80000019073486pt" style:language-complex="en" style:country-complex="US"/>
    </style:style>
    <style:style style:name="ce1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style:font-name="Liberation Mono" fo:font-size="10pt" style:font-name-asian="Liberation Mono" style:font-size-asian="10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G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6"/>
        <table:table-column table:style-name="co10" table:default-cell-style-name="ce4"/>
        <table:table-column table:style-name="co4" table:default-cell-style-name="ce4"/>
        <table:table-column table:style-name="co11" table:default-cell-style-name="ce4"/>
        <table:table-column table:style-name="co12" table:default-cell-style-name="ce4"/>
        <table:table-column table:style-name="co2" table:number-columns-repeated="1016" table:default-cell-style-name="ce4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5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5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s01e19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9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12" office:value-type="string" calcext:value-type="string">
            <text:p>/kraʊn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s01e20 Freak Cit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7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13" office:value-type="string" calcext:value-type="string">
            <text:p>[ bird chirping ]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13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8" office:value-type="string" calcext:value-type="string">
            <text:p>level-headed </text:p>
          </table:table-cell>
          <table:table-cell table:style-name="ce10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13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8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10" office:value-type="string" calcext:value-type="string">
            <text:p>UK ​ /tʃɑːnt/ US ​ /tʃæ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13" office:value-type="string" calcext:value-type="string">
            <text:p><text:s/>/saɪ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​ /ˈvɑː.mɪt/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8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​ /əˈkɜː.sɪd/ US ​ 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15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​ /ˈwɒl.əʊ/ US ​ /ˈwɑː.loʊ/</text:p>
          </table:table-cell>
          <table:table-cell table:style-name="ce13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14" office:value-type="string" calcext:value-type="string">
            <text:p>/ˈkʌm.fə.tə.b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​ /ˈhɑːrt.eɪk/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01e21 Donn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​ /ˈhæz.ɚd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9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​ /əbˈnɒk.ʃəs/ US ​ 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​ /əʊf/ US ​ /oʊf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9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​ /skɒf/ US ​ /skɑːf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11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chafe</text:p>
          </table:table-cell>
          <table:table-cell table:style-name="ce11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11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01e26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2e13</text:p>
          </table:table-cell>
          <table:table-cell table:style-name="ce5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10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10" office:value-type="string" calcext:value-type="string">
            <text:p>/hæ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12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12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12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table table:name="Mystic Messenger" table:style-name="ta1">
        <table:table-column table:style-name="co2" table:number-columns-repeated="6" table:default-cell-style-name="Default"/>
        <table:table-column table:style-name="co1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</table:table-row>
      </table:table>
      <table:table table:name="Randomowe anime" table:style-name="ta1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19:44:16.68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11-13T19:45:19.095000000</dc:date>
    <meta:editing-duration>PT17H45M46S</meta:editing-duration>
    <meta:editing-cycles>331</meta:editing-cycles>
    <meta:generator>LibreOffice/5.2.2.2$Windows_x86 LibreOffice_project/8f96e87c890bf8fa77463cd4b640a2312823f3ad</meta:generator>
    <meta:document-statistic meta:table-count="5" meta:cell-count="644" meta:object-count="0"/>
  </office:meta>
</office:document-meta>
</file>